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11cm"/>
    </style:style>
    <style:style style:name="gr2" style:family="graphic" style:parent-style-name="objectwithoutfill">
      <style:graphic-properties draw:marker-start="" draw:marker-end="Symmetric_20_Arrow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start="Symmetric_20_Arrow" draw:fill="none" draw:textarea-vertical-align="middle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15cm" svg:height="0.729cm" svg:x="1.043cm" svg:y="0.212cm">
          <draw:text-box>
            <text:p><text:span text:style-name="T1">-q</text:span></text:p>
          </draw:text-box>
        </draw:frame>
        <draw:line draw:style-name="gr2" draw:text-style-name="P2" draw:layer="layout" svg:x1="0.9cm" svg:y1="1cm" svg:x2="5.4cm" svg:y2="1cm">
          <text:p/>
        </draw:line>
        <draw:custom-shape draw:style-name="gr3" draw:text-style-name="P2" draw:layer="layout" svg:width="0.252cm" svg:height="0.252cm" svg:x="1.295cm" svg:y="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9cm" svg:height="0.729cm" svg:x="3.991cm" svg:y="0.214cm">
          <draw:text-box>
            <text:p><text:span text:style-name="T1">+q</text:span></text:p>
          </draw:text-box>
        </draw:frame>
        <draw:custom-shape draw:style-name="gr3" draw:text-style-name="P2" draw:layer="layout" svg:width="0.252cm" svg:height="0.252cm" svg:x="4.259cm" svg:y="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.893cm" svg:y1="0.227cm" svg:x2="2.893cm" svg:y2="1.6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</meta:initial-creator>
    <meta:creation-date>2017-06-04T18:19:54</meta:creation-date>
    <dc:date>2017-06-05T19:35:48</dc:date>
    <dc:creator>j </dc:creator>
    <meta:editing-duration>PT1H10M25S</meta:editing-duration>
    <meta:editing-cycles>10</meta:editing-cycles>
    <meta:generator>OpenOffice/4.1.2$Unix OpenOffice.org_project/412m3$Build-9782</meta:generator>
    <meta:document-statistic meta:object-count="6"/>
  </office:meta>
</office:document-meta>
</file>